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1.315cm" svg:x="2.9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5.6cm" svg:y1="2.415cm" svg:x2="5.6cm" svg:y2="3.132cm">
          <text:p/>
        </draw:line>
        <draw:custom-shape draw:style-name="gr1" draw:text-style-name="P1" draw:layer="layout" svg:width="10.1cm" svg:height="1.674cm" svg:x="0.6cm" svg:y="3.132cm">
          <text:p text:style-name="P1">GET Month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5.6cm" svg:y1="4.807cm" svg:x2="5.6cm" svg:y2="5.524cm">
          <text:p/>
        </draw:lin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is month is unavailabl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5.524cm">
          <text:p text:style-name="P1">Month ← IF Month = 1</text:p>
          <text:p text:style-name="P1">PUT “The month is January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15.866cm">
          <text:p text:style-name="P1">Month ← IF Month = 6</text:p>
          <text:p text:style-name="P1">PUT “The month is Jun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cm" svg:y="13.774cm">
          <text:p text:style-name="P1">Month ← IF Month = 5</text:p>
          <text:p text:style-name="P1">PUT “The month is May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.1cm" svg:y="11.741cm">
          <text:p text:style-name="P1">Month ← IF Month = 4</text:p>
          <text:p text:style-name="P1">PUT “The month is April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3cm" svg:x="1.1cm" svg:y="9.649cm">
          <text:p text:style-name="P1">Month ← IF Month = 3</text:p>
          <text:p text:style-name="P1">PUT “The month is March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5cm" svg:x="1.1cm" svg:y="7.556cm">
          <text:p text:style-name="P1">Month ← IF Month = 2</text:p>
          <text:p text:style-name="P1">PUT “The month is February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0.5cm" svg:y="5.5cm">
          <text:p text:style-name="P1">Month ← IF Month = 6</text:p>
          <text:p text:style-name="P1">PUT “The month is Jun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18.1cm">
          <text:p text:style-name="P1">Month ← IF Month = 7</text:p>
          <text:p text:style-name="P1">PUT “The month is Jun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26.766cm">
          <text:p text:style-name="P1">Month ← IF Month = 11</text:p>
          <text:p text:style-name="P1">PUT “The month is Jun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24.6cm">
          <text:p text:style-name="P1">Month ← IF Month = 10</text:p>
          <text:p text:style-name="P1">PUT “The month is Jun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22.5cm">
          <text:p text:style-name="P1">Month ← IF Month = 9</text:p>
          <text:p text:style-name="P1">PUT “The month is June.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3cm" svg:height="1.734cm" svg:x="1cm" svg:y="20.3cm">
          <text:p text:style-name="P1">Month ← IF Month = 8</text:p>
          <text:p text:style-name="P1">PUT “The month is June.”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1:38:28.442000000</meta:creation-date>
    <dc:date>2014-09-29T12:16:16.260000000</dc:date>
    <meta:editing-duration>PT7M27S</meta:editing-duration>
    <meta:editing-cycles>1</meta:editing-cycles>
    <meta:document-statistic meta:object-count="22"/>
    <meta:generator>LibreOffice/4.2.5.2$Windows_x86 LibreOffice_project/61cb170a04bb1f12e77c884eab9192be736ec5f5</meta:generator>
  </office:meta>
</office:document-meta>
</file>